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8.879cm" table:align="left" fo:background-color="#557799">
        <style:background-image/>
      </style:table-properties>
    </style:style>
    <style:style style:name="Tabell1.A" style:family="table-column">
      <style:table-column-properties style:column-width="4.979cm"/>
    </style:style>
    <style:style style:name="Tabell1.B" style:family="table-column">
      <style:table-column-properties style:column-width="3.9cm"/>
    </style:style>
    <style:style style:name="Tabell1.A1" style:family="table-cell">
      <style:table-cell-properties fo:padding="0.049cm" fo:border="none"/>
    </style:style>
    <style:style style:name="Tabell2" style:family="table">
      <style:table-properties style:width="10.463cm" table:align="left" fo:background-color="#557799">
        <style:background-image/>
      </style:table-properties>
    </style:style>
    <style:style style:name="Tabell2.A" style:family="table-column">
      <style:table-column-properties style:column-width="5.318cm"/>
    </style:style>
    <style:style style:name="Tabell2.B" style:family="table-column">
      <style:table-column-properties style:column-width="4.713cm"/>
    </style:style>
    <style:style style:name="Tabell2.C" style:family="table-column">
      <style:table-column-properties style:column-width="0.432cm"/>
    </style:style>
    <style:style style:name="Tabell2.A1" style:family="table-cell">
      <style:table-cell-properties fo:padding="0.049cm" fo:border="none"/>
    </style:style>
    <style:style style:name="Tabell3" style:family="table">
      <style:table-properties style:width="10.49cm" table:align="left"/>
    </style:style>
    <style:style style:name="Tabell3.A" style:family="table-column">
      <style:table-column-properties style:column-width="10.49cm"/>
    </style:style>
    <style:style style:name="Tabell3.A1" style:family="table-cell">
      <style:table-cell-properties style:vertical-align="middle" style:border-line-width="0.002cm 0.088cm 0.002cm" fo:padding="0.049cm" fo:border="0.092cm double #808080"/>
    </style:style>
    <style:style style:name="Tabell4" style:family="table">
      <style:table-properties style:width="10.391cm" table:align="left" fo:background-color="#557770">
        <style:background-image/>
      </style:table-properties>
    </style:style>
    <style:style style:name="Tabell4.A" style:family="table-column">
      <style:table-column-properties style:column-width="3.265cm"/>
    </style:style>
    <style:style style:name="Tabell4.B" style:family="table-column">
      <style:table-column-properties style:column-width="2.201cm"/>
    </style:style>
    <style:style style:name="Tabell4.C" style:family="table-column">
      <style:table-column-properties style:column-width="4.925cm"/>
    </style:style>
    <style:style style:name="Tabell4.A1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Verdana" fo:font-size="9pt" fo:language="sv" fo:country="SE" fo:font-weight="bold" style:font-size-asian="9pt" style:font-weight-asian="bold" style:font-size-complex="9pt" style:font-weight-complex="bold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4" style:family="paragraph" style:parent-style-name="Horizontal_20_Line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fo:font-weight="bol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size-complex="9pt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 -uusername -ppassword</text:p>
      <text:p text:style-name="P1">mysql -uusrname -ppswrd &lt;f.sql</text:p>
      <text:p text:style-name="P1">mysql -uusrname -ppswrd db &gt; f.sql</text:p>
      <text:p text:style-name="P1"/>
      <text:p text:style-name="P1">SHOW DATABASES;</text:p>
      <text:p text:style-name="P1">CREATE DATABASE db;</text:p>
      <text:p text:style-name="P1">USE db;</text:p>
      <text:p text:style-name="P1">SHOW TABLES;</text:p>
      <text:p text:style-name="P1">DESCRIBE table;</text:p>
      <text:p text:style-name="P1">SHOW COLUMNS FROM table;</text:p>
      <text:p text:style-name="P1">DROP DATABASE db;</text:p>
      <text:p text:style-name="P1"/>
      <text:p text:style-name="P1">CREATE TABLE Students(</text:p>
      <text:p text:style-name="P1"><text:tab/>LastName varchar(30) NOT NULL,</text:p>
      <text:p text:style-name="P1"><text:tab/>StudentID int NOT NULL,</text:p>
      <text:p text:style-name="P1"><text:tab/>PRIMARY KEY (StudentID) );</text:p>
      <text:p text:style-name="P1"/>
      <text:p text:style-name="P1">INSERT INTO Students VALUES</text:p>
      <text:p text:style-name="P1"><text:tab/>(Smith, 123);</text:p>
      <text:p text:style-name="P1"/>
      <text:p text:style-name="P1">INSERT INTO Students</text:p>
      <text:p text:style-name="P1"><text:tab/>(StudentID, LastName)</text:p>
      <text:p text:style-name="P1"><text:tab/>SELECT StudentID</text:p>
      <text:p text:style-name="P1"><text:tab/>FROM otherTable;</text:p>
      <text:p text:style-name="P1"><text:tab/>WHERE LastName like '%son';</text:p>
      <text:p text:style-name="P1"/>
      <text:p text:style-name="P1">DELETE FROM Students; //delete everything</text:p>
      <text:p text:style-name="P1"/>
      <text:p text:style-name="P1">DELETE FROM Students</text:p>
      <text:p text:style-name="P1"><text:tab/>WHERE LastName like '%Smith%';</text:p>
      <text:p text:style-name="P1"><text:tab/>AND ..;</text:p>
      <text:p text:style-name="P1"/>
      <text:p text:style-name="P1">UPDATE Students SET </text:p>
      <text:p text:style-name="P1"><text:tab/>LastName='Jones' WHERE</text:p>
      <text:p text:style-name="P1"><text:tab/>StudentID=123 OR (MAJOR='Art' AND ..);</text:p>
      <text:p text:style-name="P1"/>
      <text:p text:style-name="P1">ALTER TABLE Students ADD COLUMN</text:p>
      <text:p text:style-name="P1"><text:tab/>Hometown varchar(20);</text:p>
      <text:p text:style-name="P1"/>
      <text:p text:style-name="P1">ALTER TABLE Students DROP COLUMN Dorm;</text:p>
      <text:p text:style-name="P1"/>
      <text:p text:style-name="P1">DROP TABLE Animals;</text:p>
      <text:p text:style-name="P1"/>
      <text:p text:style-name="P1">#############Querying##############</text:p>
      <text:p text:style-name="P1"/>
      <text:p text:style-name="P1">SELECT * FROM Students;</text:p>
      <text:p text:style-name="P1"/>
      <text:p text:style-name="P1">SELECT LastName, FirstName FROM Students;</text:p>
      <text:p text:style-name="P1"/>
      <text:p text:style-name="P1">SELECT LastName, FirstName </text:p>
      <text:p text:style-name="P1"><text:tab/>FROM Students</text:p>
      <text:p text:style-name="P1"><text:tab/>WHERE StudentID LIKE '%123%';</text:p>
      <text:p text:style-name="P1"/>
      <text:p text:style-name="P1">SELECT DISTINCT LastName FROM Students; //no repeats</text:p>
      <text:p text:style-name="P1"/>
      <text:p text:style-name="P1">SELECT LastName, FirstName </text:p>
      <text:p text:style-name="P1"><text:tab/>FROM Students </text:p>
      <text:p text:style-name="P1"><text:tab/>ORDER BY LastName, FirstName DESC;</text:p>
      <text:p text:style-name="P1"/>
      <text:p text:style-name="P1">SELECT LastName, COUNT(*)</text:p>
      <text:p text:style-name="P1"><text:tab/>FROM Students</text:p>
      <text:p text:style-name="P1"><text:tab/>GROUP BY LastName;</text:p>
      <text:p text:style-name="P1"/>
      <text:p text:style-name="P1">SELECT LastName, COUNT(*)</text:p>
      <text:p text:style-name="P1"><text:tab/>FROM Students</text:p>
      <text:p text:style-name="P1"><text:tab/>GROUP BY LastName</text:p>
      <text:p text:style-name="P1"><text:tab/>HAVING LastName like '%son';</text:p>
      <text:p text:style-name="P1"/>
      <text:p text:style-name="P1">SELECT LastName, Points<text:tab/><text:tab/>//Join</text:p>
      <text:p text:style-name="P1"><text:tab/>FROM Students, Assignments</text:p>
      <text:p text:style-name="P1"><text:tab/>WHERE AssignmentsID=12 AND</text:p>
      <text:p text:style-name="P1"><text:tab/>Students.StudentID=Assignments.StudentID;</text:p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5">What</text:p>
          </table:table-cell>
          <table:table-cell table:style-name="Tabell1.A1" office:value-type="string">
            <text:p text:style-name="P5">How</text:p>
          </table:table-cell>
        </table:table-row>
        <table:table-row>
          <table:table-cell table:style-name="Tabell1.A1" office:value-type="string">
            <text:p text:style-name="P7">Count rows per group</text:p>
          </table:table-cell>
          <table:table-cell table:style-name="Tabell1.A1" office:value-type="string">
            <text:p text:style-name="P7">COUNT(<text:span text:style-name="T1">column</text:span> | *)</text:p>
          </table:table-cell>
        </table:table-row>
        <table:table-row>
          <table:table-cell table:style-name="Tabell1.A1" office:value-type="string">
            <text:p text:style-name="P7">Average value of group</text:p>
          </table:table-cell>
          <table:table-cell table:style-name="Tabell1.A1" office:value-type="string">
            <text:p text:style-name="P7">AVG(<text:span text:style-name="T1">column</text:span>)</text:p>
          </table:table-cell>
        </table:table-row>
        <table:table-row>
          <table:table-cell table:style-name="Tabell1.A1" office:value-type="string">
            <text:p text:style-name="P7">Minumum value of group</text:p>
          </table:table-cell>
          <table:table-cell table:style-name="Tabell1.A1" office:value-type="string">
            <text:p text:style-name="P7">MIN(<text:span text:style-name="T1">column</text:span>)</text:p>
          </table:table-cell>
        </table:table-row>
        <table:table-row>
          <table:table-cell table:style-name="Tabell1.A1" office:value-type="string">
            <text:p text:style-name="P7">Maximum value of group</text:p>
          </table:table-cell>
          <table:table-cell table:style-name="Tabell1.A1" office:value-type="string">
            <text:p text:style-name="P7">MAX(<text:span text:style-name="T1">column</text:span>)</text:p>
          </table:table-cell>
        </table:table-row>
        <table:table-row>
          <table:table-cell table:style-name="Tabell1.A1" office:value-type="string">
            <text:p text:style-name="P7">Sum values in a group</text:p>
          </table:table-cell>
          <table:table-cell table:style-name="Tabell1.A1" office:value-type="string">
            <text:p text:style-name="P7">SUM(<text:span text:style-name="T1">column</text:span>)</text:p>
          </table:table-cell>
        </table:table-row>
        <table:table-row>
          <table:table-cell table:style-name="Tabell1.A1" office:value-type="string">
            <text:p text:style-name="P7">Absolute value</text:p>
          </table:table-cell>
          <table:table-cell table:style-name="Tabell1.A1" office:value-type="string">
            <text:p text:style-name="P7">abs(<text:span text:style-name="T1">number</text:span>)</text:p>
          </table:table-cell>
        </table:table-row>
        <table:table-row>
          <table:table-cell table:style-name="Tabell1.A1" office:value-type="string">
            <text:p text:style-name="P7">Rounding numbers</text:p>
          </table:table-cell>
          <table:table-cell table:style-name="Tabell1.A1" office:value-type="string">
            <text:p text:style-name="P7">round(<text:span text:style-name="T1">number</text:span>)</text:p>
          </table:table-cell>
        </table:table-row>
        <table:table-row>
          <table:table-cell table:style-name="Tabell1.A1" office:value-type="string">
            <text:p text:style-name="P7">Largest integer not greater</text:p>
          </table:table-cell>
          <table:table-cell table:style-name="Tabell1.A1" office:value-type="string">
            <text:p text:style-name="P7">floor(<text:span text:style-name="T1">number</text:span>)</text:p>
          </table:table-cell>
        </table:table-row>
        <table:table-row>
          <table:table-cell table:style-name="Tabell1.A1" office:value-type="string">
            <text:p text:style-name="P7">Smallest integer not smaller</text:p>
          </table:table-cell>
          <table:table-cell table:style-name="Tabell1.A1" office:value-type="string">
            <text:p text:style-name="P7">ceiling(<text:span text:style-name="T1">number</text:span>)</text:p>
          </table:table-cell>
        </table:table-row>
        <table:table-row>
          <table:table-cell table:style-name="Tabell1.A1" office:value-type="string">
            <text:p text:style-name="P7">Square root</text:p>
          </table:table-cell>
          <table:table-cell table:style-name="Tabell1.A1" office:value-type="string">
            <text:p text:style-name="P7">sqrt(<text:span text:style-name="T1">number</text:span>)</text:p>
          </table:table-cell>
        </table:table-row>
        <table:table-row>
          <table:table-cell table:style-name="Tabell1.A1" office:value-type="string">
            <text:p text:style-name="P7"><text:span text:style-name="T1">n</text:span>th power</text:p>
          </table:table-cell>
          <table:table-cell table:style-name="Tabell1.A1" office:value-type="string">
            <text:p text:style-name="P7">pow(<text:span text:style-name="T1">base</text:span>,<text:span text:style-name="T1">exponent</text:span>)</text:p>
          </table:table-cell>
        </table:table-row>
        <table:table-row>
          <table:table-cell table:style-name="Tabell1.A1" office:value-type="string">
            <text:p text:style-name="P7">random number <text:span text:style-name="T1">n</text:span>, 0&lt;<text:span text:style-name="T1">n</text:span> &lt; 1</text:p>
          </table:table-cell>
          <table:table-cell table:style-name="Tabell1.A1" office:value-type="string">
            <text:p text:style-name="P7">rand()</text:p>
          </table:table-cell>
        </table:table-row>
        <table:table-row>
          <table:table-cell table:style-name="Tabell1.A1" office:value-type="string">
            <text:p text:style-name="P7">sin (similar cos, etc.)</text:p>
          </table:table-cell>
          <table:table-cell table:style-name="Tabell1.A1" office:value-type="string">
            <text:p text:style-name="P7">sin(<text:span text:style-name="T1">number</text:span>)</text:p>
          </table:table-cell>
        </table:table-row>
      </table:table>
      <text:p text:style-name="P2"/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table:number-columns-spanned="3" office:value-type="string">
            <text:p text:style-name="P6">MySQL String Functions</text:p>
          </table:table-cell>
          <table:covered-table-cell/>
          <table:covered-table-cell/>
        </table:table-row>
        <table:table-row>
          <table:table-cell table:style-name="Tabell2.A1" office:value-type="string">
            <text:p text:style-name="P5">What</text:p>
          </table:table-cell>
          <table:table-cell table:style-name="Tabell2.A1" office:value-type="string">
            <text:p text:style-name="P5">How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Compare strings</text:p>
          </table:table-cell>
          <table:table-cell table:style-name="Tabell2.A1" office:value-type="string">
            <text:p text:style-name="P7">strcmp(<text:span text:style-name="T1">string1</text:span>,<text:span text:style-name="T1">string2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Convert to lower case</text:p>
          </table:table-cell>
          <table:table-cell table:style-name="Tabell2.A1" office:value-type="string">
            <text:p text:style-name="P7">lower(<text:span text:style-name="T1">string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Convert to upper case</text:p>
          </table:table-cell>
          <table:table-cell table:style-name="Tabell2.A1" office:value-type="string">
            <text:p text:style-name="P7">upper(<text:span text:style-name="T1">string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Left-trim whitespace (similar right)</text:p>
          </table:table-cell>
          <table:table-cell table:style-name="Tabell2.A1" office:value-type="string">
            <text:p text:style-name="P7">ltrim(<text:span text:style-name="T1">string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Substring of string</text:p>
          </table:table-cell>
          <table:table-cell table:style-name="Tabell2.A1" office:value-type="string">
            <text:p text:style-name="P7">substring(<text:span text:style-name="T1">string</text:span>,<text:span text:style-name="T1">index1</text:span>,<text:span text:style-name="T1">index2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Encrypt password</text:p>
          </table:table-cell>
          <table:table-cell table:style-name="Tabell2.A1" office:value-type="string">
            <text:p text:style-name="P7">password(<text:span text:style-name="T1">string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Encode string</text:p>
          </table:table-cell>
          <table:table-cell table:style-name="Tabell2.A1" office:value-type="string">
            <text:p text:style-name="P7">encode(<text:span text:style-name="T1">string</text:span>,<text:span text:style-name="T1">key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Decode string</text:p>
          </table:table-cell>
          <table:table-cell table:style-name="Tabell2.A1" office:value-type="string">
            <text:p text:style-name="P7">decode(<text:span text:style-name="T1">string</text:span>,<text:span text:style-name="T1">key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Get date</text:p>
          </table:table-cell>
          <table:table-cell table:style-name="Tabell2.A1" office:value-type="string">
            <text:p text:style-name="P7">curdate(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Get time</text:p>
          </table:table-cell>
          <table:table-cell table:style-name="Tabell2.A1" office:value-type="string">
            <text:p text:style-name="P7">curtime(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Extract day name from date string</text:p>
          </table:table-cell>
          <table:table-cell table:style-name="Tabell2.A1" office:value-type="string">
            <text:p text:style-name="P7">dayname(<text:span text:style-name="T1">string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Extract day number from date string</text:p>
          </table:table-cell>
          <table:table-cell table:style-name="Tabell2.A1" office:value-type="string">
            <text:p text:style-name="P7">dayofweek(<text:span text:style-name="T1">string</text:span>)</text:p>
          </table:table-cell>
          <table:table-cell table:style-name="Tabell2.A1" office:value-type="string">
            <text:p text:style-name="P7"/>
          </table:table-cell>
        </table:table-row>
        <table:table-row>
          <table:table-cell table:style-name="Tabell2.A1" office:value-type="string">
            <text:p text:style-name="P7">Extract month from date string</text:p>
          </table:table-cell>
          <table:table-cell table:style-name="Tabell2.A1" table:number-columns-spanned="2" office:value-type="string">
            <text:p text:style-name="P7"/>
          </table:table-cell>
          <table:covered-table-cell/>
        </table:table-row>
      </table:table>
      <text:p text:style-name="P2"/>
      <table:table table:name="Tabell3" table:style-name="Tabell3">
        <table:table-column table:style-name="Tabell3.A"/>
        <table:table-row>
          <table:table-cell table:style-name="Tabell3.A1" office:value-type="string">
            <table:table table:name="Tabell4" table:style-name="Tabell4">
              <table:table-column table:style-name="Tabell4.A"/>
              <table:table-column table:style-name="Tabell4.B"/>
              <table:table-column table:style-name="Tabell4.C"/>
              <table:table-row>
                <table:table-cell table:style-name="Tabell4.A1" table:number-columns-spanned="3" office:value-type="string">
                  <text:p text:style-name="P6">Common MySQL Column Types</text:p>
                </table:table-cell>
                <table:covered-table-cell/>
                <table:covered-table-cell/>
              </table:table-row>
              <table:table-row>
                <table:table-cell table:style-name="Tabell4.A1" office:value-type="string">
                  <text:p text:style-name="P5">Purpose</text:p>
                </table:table-cell>
                <table:table-cell table:style-name="Tabell4.A1" office:value-type="string">
                  <text:p text:style-name="P5">Data Type</text:p>
                </table:table-cell>
                <table:table-cell table:style-name="Tabell4.A1" office:value-type="string">
                  <text:p text:style-name="P5">Example</text:p>
                </table:table-cell>
              </table:table-row>
              <table:table-row>
                <table:table-cell table:style-name="Tabell4.A1" office:value-type="string">
                  <text:p text:style-name="P7">Integers</text:p>
                </table:table-cell>
                <table:table-cell table:style-name="Tabell4.A1" office:value-type="string">
                  <text:p text:style-name="P7">int(<text:span text:style-name="T1">M</text:span>)</text:p>
                </table:table-cell>
                <table:table-cell table:style-name="Tabell4.A1" office:value-type="string">
                  <text:p text:style-name="P7">int(5)</text:p>
                </table:table-cell>
              </table:table-row>
              <table:table-row>
                <table:table-cell table:style-name="Tabell4.A1" office:value-type="string">
                  <text:p text:style-name="P7">Floating-point (real) numbers</text:p>
                </table:table-cell>
                <table:table-cell table:style-name="Tabell4.A1" office:value-type="string">
                  <text:p text:style-name="P7">float(<text:span text:style-name="T1">M</text:span>,<text:span text:style-name="T1">D</text:span>)</text:p>
                </table:table-cell>
                <table:table-cell table:style-name="Tabell4.A1" office:value-type="string">
                  <text:p text:style-name="P7">float(12,3)</text:p>
                </table:table-cell>
              </table:table-row>
              <table:table-row>
                <table:table-cell table:style-name="Tabell4.A1" office:value-type="string">
                  <text:p text:style-name="P7">Double-precision floating-point</text:p>
                </table:table-cell>
                <table:table-cell table:style-name="Tabell4.A1" office:value-type="string">
                  <text:p text:style-name="P7">double(<text:span text:style-name="T1">M</text:span>,<text:span text:style-name="T1">D</text:span>)</text:p>
                </table:table-cell>
                <table:table-cell table:style-name="Tabell4.A1" office:value-type="string">
                  <text:p text:style-name="P7">double(20,3)</text:p>
                </table:table-cell>
              </table:table-row>
              <table:table-row>
                <table:table-cell table:style-name="Tabell4.A1" office:value-type="string">
                  <text:p text:style-name="P7">Dates and times</text:p>
                </table:table-cell>
                <table:table-cell table:style-name="Tabell4.A1" office:value-type="string">
                  <text:p text:style-name="P7">timestamp(<text:span text:style-name="T1">M</text:span>)</text:p>
                </table:table-cell>
                <table:table-cell table:style-name="Tabell4.A1" office:value-type="string">
                  <text:p text:style-name="P7">timestamp(8) (for YYYYMMDD)<text:line-break/>timestamp(12) (for YYYYMMDDHHMMSS)</text:p>
                </table:table-cell>
              </table:table-row>
              <table:table-row>
                <table:table-cell table:style-name="Tabell4.A1" office:value-type="string">
                  <text:p text:style-name="P7">Fixed-length strings</text:p>
                </table:table-cell>
                <table:table-cell table:style-name="Tabell4.A1" office:value-type="string">
                  <text:p text:style-name="P7">char(<text:span text:style-name="T1">M</text:span>)</text:p>
                </table:table-cell>
                <table:table-cell table:style-name="Tabell4.A1" office:value-type="string">
                  <text:p text:style-name="P7">char(10)</text:p>
                </table:table-cell>
              </table:table-row>
              <table:table-row>
                <table:table-cell table:style-name="Tabell4.A1" office:value-type="string">
                  <text:p text:style-name="P7">Variable-length strings</text:p>
                </table:table-cell>
                <table:table-cell table:style-name="Tabell4.A1" office:value-type="string">
                  <text:p text:style-name="P7">varchar(<text:span text:style-name="T1">M</text:span>)</text:p>
                </table:table-cell>
                <table:table-cell table:style-name="Tabell4.A1" office:value-type="string">
                  <text:p text:style-name="P7">varchar(20)</text:p>
                </table:table-cell>
              </table:table-row>
              <table:table-row>
                <table:table-cell table:style-name="Tabell4.A1" office:value-type="string">
                  <text:p text:style-name="P7">A large amount of text</text:p>
                </table:table-cell>
                <table:table-cell table:style-name="Tabell4.A1" office:value-type="string">
                  <text:p text:style-name="P7">blob</text:p>
                </table:table-cell>
                <table:table-cell table:style-name="Tabell4.A1" office:value-type="string">
                  <text:p text:style-name="P7">blob</text:p>
                </table:table-cell>
              </table:table-row>
              <table:table-row>
                <table:table-cell table:style-name="Tabell4.A1" office:value-type="string">
                  <text:p text:style-name="P7">Values chosen from a list</text:p>
                </table:table-cell>
                <table:table-cell table:style-name="Tabell4.A1" office:value-type="string">
                  <text:p text:style-name="P7">enum('value1',value2',...)</text:p>
                </table:table-cell>
                <table:table-cell table:style-name="Tabell4.A1" office:value-type="string">
                  <text:p text:style-name="P7">enum('apples','oranges','bananas')</text:p>
                </table:table-cell>
              </table:table-row>
              <table:table-row>
                <table:table-cell table:style-name="Tabell4.A1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>
                <table:table-cell table:style-name="Tabell4.A1" table:number-columns-spanned="3" office:value-type="string">
                  <text:p text:style-name="P7"><text:span text:style-name="T1">M</text:span> is maximum to display, and <text:span text:style-name="T1">D</text:span> is precision to the right of the decimal.</text:p>
                </table:table-cell>
                <table:covered-table-cell/>
                <table:covered-table-cell/>
              </table:table-row>
            </table:table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fo:background-color="#ffffff" style:shadow="none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9-14T14:05:38.51</dc:date>
    <dc:creator>orhan mekic</dc:creator>
    <meta:editing-duration>P5DT18H34M</meta:editing-duration>
    <meta:editing-cycles>7</meta:editing-cycles>
    <meta:generator>OpenOffice/4.1.1$Win32 OpenOffice.org_project/411m6$Build-9775</meta:generator>
    <meta:document-statistic meta:table-count="4" meta:image-count="0" meta:object-count="0" meta:page-count="1" meta:paragraph-count="138" meta:word-count="364" meta:character-count="2756"/>
  </office:meta>
</office:document-meta>
</file>